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008200"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Crumplertest.intercoaster.de</text:p>
        </text:list-item>
        <text:list-item>
          <text:p text:style-name="P1">FTP-Zugang:</text:p>
          <text:list>
            <text:list-item>
              <text:p text:style-name="P1">PHPmyAdmin:</text:p>
              <text:list>
                <text:list-item>
                  <text:p text:style-name="P1"><text:a xlink:type="simple" xlink:href="http://intercoaster.d.plenum.de/_tools/pma">http://intercoaster.d.plenum.de/_tools/pma</text:a></text:p>
                  <text:list>
                    <text:list-item>
                      <text:p text:style-name="P1">htaccess-User:<text:tab/>IaaLogin</text:p>
                    </text:list-item>
                    <text:list-item>
                      <text:p text:style-name="P1">PW:<text:tab/>icAdm1n&amp;1923p</text:p>
                    </text:list-item>
                    <text:list-item>
                      <text:p text:style-name="P1">Crumpler-DBUser: <text:span text:style-name="T1">crumplerpurchase</text:span></text:p>
                    </text:list-item>
                    <text:list-item>
                      <text:p text:style-name="P1">PW:<text:tab/><text:span text:style-name="T1">P2jA73</text:span></text:p>
                    </text:list-item>
                  </text:list>
                </text:list-item>
              </text:list>
            </text:list-item>
            <text:list-item>
              <text:p text:style-name="P1">FTP:</text:p>
              <text:list>
                <text:list-item>
                  <text:p text:style-name="P1">83.137.169.235</text:p>
                </text:list-item>
                <text:list-item>
                  <text:p text:style-name="P1">User: <text:tab/>interc</text:p>
                </text:list-item>
                <text:list-item>
                  <text:p text:style-name="P1">PW:<text:tab/>fBeAG23</text:p>
                </text:list-item>
              </text:list>
            </text:list-item>
          </text:list>
          <text:p text:style-name="P1"/>
          <text:p text:style-name="P1"/>
        </text:list-item>
        <text:list-item>
          <text:p text:style-name="P1">Musterbestellung</text:p>
          <text:list>
            <text:list-item>
              <text:p text:style-name="P1">Zusätzliche Spalte neben Box-Bestellung</text:p>
            </text:list-item>
            <text:list-item>
              <text:p text:style-name="P1">„Neuer“ Warenkorb für Musterbestellung im Frontend</text:p>
            </text:list-item>
            <text:list-item>
              <text:p text:style-name="P1">Backend: </text:p>
              <text:list>
                <text:list-item>
                  <text:p text:style-name="P1">Rechnungserstellung</text:p>
                </text:list-item>
              </text:list>
            </text:list-item>
          </text:list>
        </text:list-item>
        <text:list-item>
          <text:p text:style-name="P1">Fehler bei Warenkorb</text:p>
          <text:list>
            <text:list-item>
              <text:p text:style-name="P1">Wird in „alten“ Cart gespeichert, fix: Button „clear all Carts“ oder so..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hi</meta:initial-creator>
    <meta:creation-date>2009-03-31T10:36:46</meta:creation-date>
    <dc:creator>joshi</dc:creator>
    <dc:date>2009-03-31T12:47:07</dc:date>
    <meta:editing-cycles>20</meta:editing-cycles>
    <meta:editing-duration>PT2H10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54" meta:character-count="444"/>
  </office:meta>
</office:document-meta>
</file>